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c6c8" officeooo:paragraph-rsid="0001c6c8"/>
    </style:style>
    <style:style style:name="P2" style:family="paragraph" style:parent-style-name="Text_20_body">
      <style:text-properties officeooo:rsid="0001c6c8" officeooo:paragraph-rsid="0001c6c8"/>
    </style:style>
    <style:style style:name="P3" style:family="paragraph" style:parent-style-name="Title">
      <style:text-properties officeooo:rsid="0001c6c8" officeooo:paragraph-rsid="0001c6c8"/>
    </style:style>
    <style:style style:name="P4" style:family="paragraph" style:parent-style-name="Text_20_body">
      <style:text-properties officeooo:rsid="0001c6c8" officeooo:paragraph-rsid="00349bd9"/>
    </style:style>
    <style:style style:name="P5" style:family="paragraph" style:parent-style-name="Text_20_body">
      <style:text-properties officeooo:rsid="0002acc6" officeooo:paragraph-rsid="0002acc6"/>
    </style:style>
    <style:style style:name="P6" style:family="paragraph" style:parent-style-name="Text_20_body">
      <style:paragraph-properties fo:break-before="page"/>
      <style:text-properties officeooo:rsid="0002acc6" officeooo:paragraph-rsid="0002acc6"/>
    </style:style>
    <style:style style:name="P7" style:family="paragraph" style:parent-style-name="Text_20_body">
      <style:text-properties officeooo:paragraph-rsid="0001c6c8"/>
    </style:style>
    <style:style style:name="P8" style:family="paragraph" style:parent-style-name="Text_20_body">
      <style:text-properties officeooo:rsid="0003d1e8" officeooo:paragraph-rsid="0003d1e8"/>
    </style:style>
    <style:style style:name="P9" style:family="paragraph" style:parent-style-name="Text_20_body">
      <style:text-properties officeooo:rsid="00046208" officeooo:paragraph-rsid="00046208"/>
    </style:style>
    <style:style style:name="P10" style:family="paragraph" style:parent-style-name="Text_20_body">
      <style:text-properties officeooo:rsid="000535a4" officeooo:paragraph-rsid="000535a4"/>
    </style:style>
    <style:style style:name="P11" style:family="paragraph" style:parent-style-name="Text_20_body">
      <style:paragraph-properties fo:break-before="page"/>
      <style:text-properties officeooo:rsid="000535a4" officeooo:paragraph-rsid="000535a4"/>
    </style:style>
    <style:style style:name="P12" style:family="paragraph" style:parent-style-name="Text_20_body">
      <style:text-properties officeooo:rsid="0006474c" officeooo:paragraph-rsid="0006474c"/>
    </style:style>
    <style:style style:name="P13" style:family="paragraph" style:parent-style-name="Text_20_body">
      <style:text-properties officeooo:rsid="00079d6c" officeooo:paragraph-rsid="00079d6c"/>
    </style:style>
    <style:style style:name="P14" style:family="paragraph" style:parent-style-name="Text_20_body">
      <style:paragraph-properties fo:break-before="page"/>
      <style:text-properties officeooo:rsid="00079d6c" officeooo:paragraph-rsid="00079d6c"/>
    </style:style>
    <style:style style:name="P15" style:family="paragraph" style:parent-style-name="Text_20_body">
      <style:text-properties officeooo:rsid="000acd7a" officeooo:paragraph-rsid="000acd7a"/>
    </style:style>
    <style:style style:name="P16" style:family="paragraph" style:parent-style-name="Text_20_body">
      <style:text-properties officeooo:rsid="000bc0c1" officeooo:paragraph-rsid="000bc0c1"/>
    </style:style>
    <style:style style:name="P17" style:family="paragraph" style:parent-style-name="Text_20_body">
      <style:paragraph-properties fo:break-before="page"/>
      <style:text-properties officeooo:rsid="000bc0c1" officeooo:paragraph-rsid="000bc0c1"/>
    </style:style>
    <style:style style:name="P18" style:family="paragraph" style:parent-style-name="Text_20_body">
      <style:text-properties officeooo:rsid="000cfe13" officeooo:paragraph-rsid="000cfe13"/>
    </style:style>
    <style:style style:name="P19" style:family="paragraph" style:parent-style-name="Text_20_body">
      <style:text-properties officeooo:rsid="000dd560" officeooo:paragraph-rsid="000dd560"/>
    </style:style>
    <style:style style:name="P20" style:family="paragraph" style:parent-style-name="Text_20_body">
      <style:paragraph-properties fo:break-before="page"/>
      <style:text-properties officeooo:rsid="000dd560" officeooo:paragraph-rsid="000dd560"/>
    </style:style>
    <style:style style:name="P21" style:family="paragraph" style:parent-style-name="Text_20_body">
      <style:text-properties officeooo:rsid="00100a1c" officeooo:paragraph-rsid="00100a1c"/>
    </style:style>
    <style:style style:name="P22" style:family="paragraph" style:parent-style-name="Text_20_body">
      <style:text-properties officeooo:rsid="001265d6" officeooo:paragraph-rsid="001265d6"/>
    </style:style>
    <style:style style:name="P23" style:family="paragraph" style:parent-style-name="Text_20_body">
      <style:text-properties officeooo:rsid="0013d07a" officeooo:paragraph-rsid="0013d07a"/>
    </style:style>
    <style:style style:name="P24" style:family="paragraph" style:parent-style-name="Text_20_body">
      <style:text-properties officeooo:rsid="001519cf" officeooo:paragraph-rsid="001519cf"/>
    </style:style>
    <style:style style:name="P25" style:family="paragraph" style:parent-style-name="Text_20_body">
      <style:text-properties officeooo:rsid="00154155" officeooo:paragraph-rsid="00154155"/>
    </style:style>
    <style:style style:name="P26" style:family="paragraph" style:parent-style-name="Text_20_body">
      <style:text-properties officeooo:rsid="00170394" officeooo:paragraph-rsid="00170394"/>
    </style:style>
    <style:style style:name="P27" style:family="paragraph" style:parent-style-name="Text_20_body">
      <style:text-properties officeooo:rsid="0018d8bb" officeooo:paragraph-rsid="0018d8bb"/>
    </style:style>
    <style:style style:name="P28" style:family="paragraph" style:parent-style-name="Text_20_body">
      <style:text-properties officeooo:rsid="0018d8bb" officeooo:paragraph-rsid="004802d9"/>
    </style:style>
    <style:style style:name="P29" style:family="paragraph" style:parent-style-name="Text_20_body">
      <style:text-properties officeooo:rsid="001cfc48" officeooo:paragraph-rsid="001cfc48"/>
    </style:style>
    <style:style style:name="P30" style:family="paragraph" style:parent-style-name="Text_20_body">
      <style:text-properties officeooo:rsid="001e7d7d" officeooo:paragraph-rsid="001e7d7d"/>
    </style:style>
    <style:style style:name="P31" style:family="paragraph" style:parent-style-name="Text_20_body">
      <style:paragraph-properties fo:break-before="page"/>
      <style:text-properties officeooo:rsid="001e7d7d" officeooo:paragraph-rsid="001e7d7d"/>
    </style:style>
    <style:style style:name="P32" style:family="paragraph" style:parent-style-name="Text_20_body">
      <style:text-properties officeooo:rsid="0020f21d" officeooo:paragraph-rsid="0020f21d"/>
    </style:style>
    <style:style style:name="P33" style:family="paragraph" style:parent-style-name="Text_20_body">
      <style:text-properties officeooo:rsid="0020f21d" officeooo:paragraph-rsid="00456ff7"/>
    </style:style>
    <style:style style:name="P34" style:family="paragraph" style:parent-style-name="Text_20_body">
      <style:text-properties officeooo:rsid="00210195" officeooo:paragraph-rsid="00210195"/>
    </style:style>
    <style:style style:name="P35" style:family="paragraph" style:parent-style-name="Text_20_body">
      <style:text-properties officeooo:rsid="00225a09" officeooo:paragraph-rsid="00225a09"/>
    </style:style>
    <style:style style:name="P36" style:family="paragraph" style:parent-style-name="Text_20_body">
      <style:paragraph-properties fo:break-before="page"/>
      <style:text-properties officeooo:rsid="00225a09" officeooo:paragraph-rsid="00225a09"/>
    </style:style>
    <style:style style:name="P37" style:family="paragraph" style:parent-style-name="Text_20_body">
      <style:text-properties officeooo:rsid="0022d223" officeooo:paragraph-rsid="0022d223"/>
    </style:style>
    <style:style style:name="P38" style:family="paragraph" style:parent-style-name="Text_20_body">
      <style:text-properties officeooo:rsid="00244d49" officeooo:paragraph-rsid="00244d49"/>
    </style:style>
    <style:style style:name="P39" style:family="paragraph" style:parent-style-name="Text_20_body">
      <style:text-properties officeooo:paragraph-rsid="000535a4"/>
    </style:style>
    <style:style style:name="P40" style:family="paragraph" style:parent-style-name="Text_20_body">
      <style:text-properties officeooo:paragraph-rsid="001265d6"/>
    </style:style>
    <style:style style:name="P41" style:family="paragraph" style:parent-style-name="Text_20_body">
      <style:text-properties officeooo:paragraph-rsid="003286ed"/>
    </style:style>
    <style:style style:name="P42" style:family="paragraph" style:parent-style-name="Text_20_body">
      <style:paragraph-properties fo:break-before="page"/>
      <style:text-properties officeooo:rsid="0012800f" officeooo:paragraph-rsid="0012800f"/>
    </style:style>
    <style:style style:name="P43" style:family="paragraph" style:parent-style-name="Text_20_body">
      <style:paragraph-properties fo:break-before="page"/>
      <style:text-properties officeooo:rsid="0015da96" officeooo:paragraph-rsid="0015da96"/>
    </style:style>
    <style:style style:name="P44" style:family="paragraph" style:parent-style-name="Text_20_body">
      <style:text-properties officeooo:paragraph-rsid="0044d862"/>
    </style:style>
    <style:style style:name="P45" style:family="paragraph" style:parent-style-name="Text_20_body">
      <style:text-properties officeooo:rsid="001aad31" officeooo:paragraph-rsid="00456ff7"/>
    </style:style>
    <style:style style:name="P46" style:family="paragraph" style:parent-style-name="Text_20_body">
      <style:text-properties officeooo:rsid="00456ff7" officeooo:paragraph-rsid="00456ff7"/>
    </style:style>
    <style:style style:name="P47" style:family="paragraph" style:parent-style-name="Text_20_body">
      <style:paragraph-properties fo:break-before="page"/>
      <style:text-properties officeooo:rsid="00456ff7" officeooo:paragraph-rsid="00456ff7"/>
    </style:style>
    <style:style style:name="P48" style:family="paragraph" style:parent-style-name="Text_20_body">
      <style:text-properties officeooo:rsid="004802d9" officeooo:paragraph-rsid="004802d9"/>
    </style:style>
    <style:style style:name="P49" style:family="paragraph" style:parent-style-name="Text_20_body">
      <style:text-properties officeooo:rsid="0027d6a6" officeooo:paragraph-rsid="00496833"/>
    </style:style>
    <style:style style:name="P50" style:family="paragraph" style:parent-style-name="Text_20_body">
      <style:text-properties fo:font-size="12pt" officeooo:rsid="0081ad3b" officeooo:paragraph-rsid="00496833" style:font-size-asian="12pt" style:font-size-complex="12pt"/>
    </style:style>
    <style:style style:name="P51" style:family="paragraph" style:parent-style-name="Text_20_body">
      <style:text-properties fo:font-size="12pt" officeooo:rsid="0055071f" officeooo:paragraph-rsid="00496833" style:font-size-asian="12pt" style:font-size-complex="12pt"/>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8d979"/>
    </style:style>
    <style:style style:name="T7" style:family="text">
      <style:text-properties officeooo:rsid="000acd7a"/>
    </style:style>
    <style:style style:name="T8" style:family="text">
      <style:text-properties officeooo:rsid="000bc0c1"/>
    </style:style>
    <style:style style:name="T9" style:family="text">
      <style:text-properties officeooo:rsid="000cfe13"/>
    </style:style>
    <style:style style:name="T10" style:family="text">
      <style:text-properties officeooo:rsid="000dd560"/>
    </style:style>
    <style:style style:name="T11" style:family="text">
      <style:text-properties officeooo:rsid="000fd012"/>
    </style:style>
    <style:style style:name="T12" style:family="text">
      <style:text-properties officeooo:rsid="0011a4f4"/>
    </style:style>
    <style:style style:name="T13" style:family="text">
      <style:text-properties officeooo:rsid="0013d07a"/>
    </style:style>
    <style:style style:name="T14" style:family="text">
      <style:text-properties officeooo:rsid="001519cf"/>
    </style:style>
    <style:style style:name="T15" style:family="text">
      <style:text-properties officeooo:rsid="00154155"/>
    </style:style>
    <style:style style:name="T16" style:family="text">
      <style:text-properties officeooo:rsid="0015da96"/>
    </style:style>
    <style:style style:name="T17" style:family="text">
      <style:text-properties officeooo:rsid="0018d8bb"/>
    </style:style>
    <style:style style:name="T18" style:family="text">
      <style:text-properties officeooo:rsid="001c8f76"/>
    </style:style>
    <style:style style:name="T19" style:family="text">
      <style:text-properties officeooo:rsid="001cfc48"/>
    </style:style>
    <style:style style:name="T20" style:family="text">
      <style:text-properties officeooo:rsid="001f8983"/>
    </style:style>
    <style:style style:name="T21" style:family="text">
      <style:text-properties officeooo:rsid="00225a09"/>
    </style:style>
    <style:style style:name="T22" style:family="text">
      <style:text-properties officeooo:rsid="002406ad"/>
    </style:style>
    <style:style style:name="T23" style:family="text">
      <style:text-properties officeooo:rsid="00244d49"/>
    </style:style>
    <style:style style:name="T24" style:family="text">
      <style:text-properties officeooo:rsid="0026203c"/>
    </style:style>
    <style:style style:name="T25" style:family="text">
      <style:text-properties officeooo:rsid="002954d0"/>
    </style:style>
    <style:style style:name="T26" style:family="text">
      <style:text-properties officeooo:rsid="000535a4"/>
    </style:style>
    <style:style style:name="T27" style:family="text">
      <style:text-properties officeooo:rsid="00299972"/>
    </style:style>
    <style:style style:name="T28" style:family="text">
      <style:text-properties officeooo:rsid="002a08a5"/>
    </style:style>
    <style:style style:name="T29" style:family="text">
      <style:text-properties officeooo:rsid="002be77a"/>
    </style:style>
    <style:style style:name="T30" style:family="text">
      <style:text-properties officeooo:rsid="002f7463"/>
    </style:style>
    <style:style style:name="T31" style:family="text">
      <style:text-properties officeooo:rsid="001265d6"/>
    </style:style>
    <style:style style:name="T32" style:family="text">
      <style:text-properties officeooo:rsid="002f7db5"/>
    </style:style>
    <style:style style:name="T33" style:family="text">
      <style:text-properties officeooo:rsid="002ff3ee"/>
    </style:style>
    <style:style style:name="T34" style:family="text">
      <style:text-properties officeooo:rsid="0030fa4e"/>
    </style:style>
    <style:style style:name="T35" style:family="text">
      <style:text-properties officeooo:rsid="003286ed"/>
    </style:style>
    <style:style style:name="T36" style:family="text">
      <style:text-properties officeooo:rsid="003460ce"/>
    </style:style>
    <style:style style:name="T37" style:family="text">
      <style:text-properties fo:font-size="12pt" style:font-size-asian="12pt" style:font-size-complex="12pt"/>
    </style:style>
    <style:style style:name="T38" style:family="text">
      <style:text-properties fo:font-size="12pt" officeooo:rsid="001484f0" style:font-size-asian="12pt" style:font-size-complex="12pt"/>
    </style:style>
    <style:style style:name="T39" style:family="text">
      <style:text-properties fo:font-size="12pt" officeooo:rsid="00783b55" style:font-size-asian="12pt" style:font-size-complex="12pt"/>
    </style:style>
    <style:style style:name="T40" style:family="text">
      <style:text-properties officeooo:rsid="00361675"/>
    </style:style>
    <style:style style:name="T41" style:family="text">
      <style:text-properties officeooo:rsid="0036ff6c"/>
    </style:style>
    <style:style style:name="T42" style:family="text">
      <style:text-properties officeooo:rsid="00387297"/>
    </style:style>
    <style:style style:name="T43" style:family="text">
      <style:text-properties officeooo:rsid="0039e60f"/>
    </style:style>
    <style:style style:name="T44" style:family="text">
      <style:text-properties officeooo:rsid="003aa512"/>
    </style:style>
    <style:style style:name="T45" style:family="text">
      <style:text-properties officeooo:rsid="003c3d26"/>
    </style:style>
    <style:style style:name="T46" style:family="text">
      <style:text-properties officeooo:rsid="003d46c9"/>
    </style:style>
    <style:style style:name="T47" style:family="text">
      <style:text-properties officeooo:rsid="003e19b5"/>
    </style:style>
    <style:style style:name="T48" style:family="text">
      <style:text-properties officeooo:rsid="003eb649"/>
    </style:style>
    <style:style style:name="T49" style:family="text">
      <style:text-properties officeooo:rsid="004015e9"/>
    </style:style>
    <style:style style:name="T50" style:family="text">
      <style:text-properties officeooo:rsid="004176c6"/>
    </style:style>
    <style:style style:name="T51" style:family="text">
      <style:text-properties officeooo:rsid="0042b90d"/>
    </style:style>
    <style:style style:name="T52" style:family="text">
      <style:text-properties officeooo:rsid="0043a2a2"/>
    </style:style>
    <style:style style:name="T53" style:family="text">
      <style:text-properties officeooo:rsid="00442e2f"/>
    </style:style>
    <style:style style:name="T54" style:family="text">
      <style:text-properties officeooo:rsid="0044d862"/>
    </style:style>
    <style:style style:name="T55" style:family="text">
      <style:text-properties officeooo:rsid="00456ff7"/>
    </style:style>
    <style:style style:name="T56" style:family="text">
      <style:text-properties officeooo:rsid="00475889"/>
    </style:style>
    <style:style style:name="T57" style:family="text">
      <style:text-properties officeooo:rsid="004802d9"/>
    </style:style>
    <style:style style:name="T58" style:family="text">
      <style:text-properties officeooo:rsid="00564ec2"/>
    </style:style>
    <style:style style:name="T59" style:family="text">
      <style:text-properties officeooo:rsid="0074422e"/>
    </style:style>
    <style:style style:name="T60" style:family="text">
      <style:text-properties officeooo:rsid="00732e28"/>
    </style:style>
    <style:style style:name="T61" style:family="text">
      <style:text-properties officeooo:rsid="00197d6d"/>
    </style:style>
    <style:style style:name="T62" style:family="text">
      <style:text-properties officeooo:rsid="00278785"/>
    </style:style>
    <style:style style:name="T63" style:family="text">
      <style:text-properties officeooo:rsid="00496833"/>
    </style:style>
    <style:style style:name="T64" style:family="text">
      <style:text-properties officeooo:rsid="004ab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3</text:p>
      <text:p text:style-name="P1">Branching and Subroutines</text:p>
      <text:p text:style-name="P7"><text:span text:style-name="T1">[Title </text:span><text:span text:style-name="T2">slide</text:span><text:span text:style-name="T1">]</text:span></text:p>
      <text:p text:style-name="P4"><text:span text:style-name="T37">Hi, there! <text:s/></text:span><text:span text:style-name="T38">Welcome to the Retro Desk, I’m Matt Heffernan.</text:span><text:span text:style-name="T37"> </text:span>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 <text:span text:style-name="T39">Also, this is the second edition of this series, updated to work with the actual hardware.</text:span></text:p>
      <text:p text:style-name="P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5"/>
      <text:p text:style-name="P6">[Cut to slide 2 – flow control]</text:p>
      <text:p text:style-name="P8"><text:span text:style-name="T40">First</text:span>,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40">[build] </text:span><text:span text:style-name="T3">Now, in C, like with most languages, you have some basic constructs that are used for flow control like “if” statements, “while” and “for” loops, and “switch” statements. </text:span><text:span text:style-name="T40">[build] </text:span><text:span text:style-name="T3">In 6502 assembly, each instruction does basically a single thing, so you have to use branching instructions like BEQ, BMI, and others that change the path of execution based on bits in the status register.</text:span></text:p>
      <text:p text:style-name="P9"><text:span text:style-name="T40">[build] </text:span>Here we see a very simple “if/else” statement in C that will increment a value if it is equal to five, otherwise it will decrement it, then return from the current function. <text:span text:style-name="T41">[build] </text:span>On the assembly side, we don’t have anything like an “if” instruction, so we need to do the comparison in a couple steps. First, <text:span text:style-name="T42">[build] </text:span>we need to load the value into the accumulator. Then, <text:span text:style-name="T42">[build] </text:span>we can compare it to 5. Now, if the value is equal to 5, the CMP instruction will result in the Z bit getting set, <text:span text:style-name="T42">[build] </text:span>meaning that the program will take the BEQ branch to the “incval” label. If the Z bit was not set, meaning that the value is not equal to 5, <text:span text:style-name="T42">[build] </text:span>then execution would have continued on to DEC instruction, which will decrement the value, <text:span text:style-name="T42">[build] </text:span>and then the BRA instruction does an unconditional branch to the “done” label. An unconditional branch behaves just like a JMP instruction, but it uses relative addressing so it can only be used for nearby addresses, but has the advantage of taking up less space. Please note that BRA was added to the instruction set for the 65C02 and is not available for earlier processors.</text:p>
      <text:p text:style-name="P9">Going back to the BEQ branch, if it was taken, <text:span text:style-name="T42">[build]</text:span> the INC statement after the “incval” label will be executed next, skipping over the DEC and BRA instructions, and the value will be incremented. Then, <text:span text:style-name="T42">[build] </text:span>it just continues on to the RTS after the “done” label.</text:p>
      <text:p text:style-name="P10">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9"/>
      <text:p text:style-name="P11">[Cut to slide 3 – relative addressing]</text:p>
      <text:p text:style-name="P39"><text:span text:style-name="T26">In the last episode, we touched briefly on relative addressing, and how it uses a signed 8-bit value instead of an absolute 16-bit address. That signed value must be added to the </text:span><text:span text:style-name="T35">next</text:span><text:span text:style-name="T26"> program counter </text:span><text:span text:style-name="T35">address </text:span><text:span text:style-name="T26">to get the target address. Thankfully, most assemblers will automatically convert simple labels to relative offsets for you, but it will check to make sure that you aren’t trying to branch too far away. As the offset is signed 8-bit, the range is only -128 to +127, so the address of </text:span><text:span text:style-name="T36">the instruction following </text:span><text:span text:style-name="T26">the branch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5">may</text:span><text:span text:style-name="T26"> need to invert your branching conditions and use jumps to get to those distant addresses.</text:span></text:p>
      <text:p text:style-name="P41"><text:span text:style-name="T43">[build] </text:span><text:span text:style-name="T26">In the first example here, we see a perfectly valid set of branches that will assemble into code that works as expected. Here, we have placed a BEQ instruction at hex 10</text:span><text:span text:style-name="T36">7E</text:span><text:span text:style-name="T26"> that targets a label at hex 1000. That requires a relative jump backwards </text:span><text:span text:style-name="T35">from the address of the next instruction</text:span><text:span text:style-name="T26"> </text:span><text:span text:style-name="T35">by</text:span><text:span text:style-name="T26"> 128 bytes, which is the maximum allowed. Then, there is the BRA instruction that </text:span><text:span text:style-name="T4">will be placed at hex 108</text:span><text:span text:style-name="T36">0</text:span><text:span text:style-name="T4">, then targets a label at hex 110</text:span><text:span text:style-name="T36">1</text:span><text:span text:style-name="T4">. That is only 127 bytes </text:span><text:span text:style-name="T35">further than the next instruction</text:span><text:span text:style-name="T4">, which is the maximum in that direction. If either of those labels were even a single byte farther away, this code would not assemble...</text:span></text:p>
      <text:p text:style-name="P12"><text:span text:style-name="T43">[build] </text:span>Which we can see in the middle example. Now we have shifted the code so that the BEQ wants to go back 129 bytes and the BRA wants to go forward 128 bytes. Neither instruction is valid, and an assembler like <text:span text:style-name="T27">ca65</text:span> will fail with errors for both lines.</text:p>
      <text:p text:style-name="P12"><text:span text:style-name="T43">[build] </text:span>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12"/>
      <text:p text:style-name="P14">[Cut to slide 4 – <text:span text:style-name="T8">status register</text:span>]</text:p>
      <text:p text:style-name="P13">In the first episode, we talked briefly about the status register, also known by the letter P, for Processor Status. 7 of the 8 bits in this register are used to provide insight into the results of the most recently executed instructions. <text:span text:style-name="T44">[build] </text:span>In this table you can see the mapping of these bits to their meaning and which branch instructions use them. <text:span text:style-name="T6">As you can see, only the top 2 bits (N and V) and the bottom 2 bits (Z and C) are used for branching. </text:span><text:span text:style-name="T45">[build] </text:span><text:span text:style-name="T6">The N bit is set when the result of the last operation is negative, that is, the high bit was set so it would be negative if interpreted as a signed 8-bit value. </text:span><text:span text:style-name="T7">You can use the N bit with the BMI and BPL instructions. BMI stands for branch if minus, meaning the N bit is set. BPL stands for branch if plus, meaning the N bit is clear.</text:span></text:p>
      <text:p text:style-name="P15"><text:span text:style-name="T45">[build] </text:span>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15"><text:span text:style-name="T45">[build] </text:span>The Z bit is set when the result is zero, which is the case when you compare <text:span text:style-name="T28">the</text:span> contents of a register with its exact value. So, the BEQ instruction stands for branch if equal, meaning the Z bit is set. If the Z bit is clear, you can branch with a BNE, or branch if not equal instruction.</text:p>
      <text:p text:style-name="P16"><text:span text:style-name="T45">[build] </text:span>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16">Those three other bits in the middle of the status register are used for important things, but we’ll get into those in a later episode.</text:p>
      <text:p text:style-name="P16"/>
      <text:p text:style-name="P17">[Cut to slide 5 – compare]</text:p>
      <text:p text:style-name="P16">We’ve already seen the CMP, or compare accumulator, instruction used earlier to set up the use of a BEQ instruction. <text:span text:style-name="T9">But compare instructions work for the index registers, too, with CPX and CPY, and can be used not just for testing for equality. You can also use a combination of the N and C bits along with the Z bit to determine relationship between the register and the operand of the compare. </text:span><text:span text:style-name="T46">[build] </text:span><text:span text:style-name="T9">This is because the compare actually does a subtraction, which is why an equal result sets the Z bit: anything minus itself is zero.</text:span></text:p>
      <text:p text:style-name="P18"><text:span text:style-name="T46">[build] </text:span>This table shows you how the three bits are set after the three types of compare outcomes. First, <text:span text:style-name="T47">[build] </text:span>if the register value is greater that the operand value, then the <text:span text:style-name="T10">C</text:span> bit is set, as subtracting the operand value means that no inverse carry is required. I know that seems a bit weird, but generally having the carry bit set is the default state for subtraction. <text:span text:style-name="T10">But as the values are not equal, the Z bit is clear, as is the N bit as the subtraction result would be positive.</text:span></text:p>
      <text:p text:style-name="P19"><text:span text:style-name="T47">[build] </text:span>If the values are equal, then both the Z and C bits are set. So, a BCS after a compare means that a branch will occur <text:span text:style-name="T29">when</text:span> the compare operand is less than or equal to the register value.</text:p>
      <text:p text:style-name="P19"><text:span text:style-name="T47">[build] </text:span>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19"/>
      <text:p text:style-name="P20">[Cut to slide 6 – <text:span text:style-name="T11">changing status flags]</text:span></text:p>
      <text:p text:style-name="P21">So, compare instructions are used for a lot of branching, but the effects of other instructions are important, or even necessary to get certain states to happen. <text:span text:style-name="T48">[build] </text:span>Some of the status bits can just be set directly, and in the case of those used for branching you can do a CLC to clear C, a SEC to set C, or a CLV to clear V. <text:span text:style-name="T48">[build] </text:span>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text:span text:style-name="T48">[build] </text:span>But generally, we are depending on the side effects of math and load operations to set these bits.</text:p>
      <text:p text:style-name="P21"><text:span text:style-name="T48">[build] </text:span>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21">First, <text:span text:style-name="T49">[build] </text:span>we load the value we want to load into the status register into the accumulator. Hex C1 means that the N, V, and C bits will all be set and the rest clear. To get that <text:span text:style-name="T49">value </text:span>in there, <text:span text:style-name="T49">[build] </text:span>first we need to push this value onto the stack with a PHA, or Push A instruction. <text:span text:style-name="T49">[build] </text:span>Then we can do a PLP to pull it into P and set those status bits, so now all 4 have a known value.</text:p>
      <text:p text:style-name="P21">Now, we can see that <text:span text:style-name="T50">[build] </text:span>CLC and <text:span text:style-name="T50">[build] </text:span>CLV instructions will clear the C and V bits, respectively, leaving only the N bit set. <text:span text:style-name="T50">[build] </text:span><text:span text:style-name="T12">Loading a zero into A will result in clearing that N bit finally, and now setting the Z bit, as the result of the load is in fact zero. </text:span><text:span text:style-name="T50">[build]</text:span><text:span text:style-name="T12"> 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22"><text:span text:style-name="T50">[build] </text:span>Adding 1 to A now will result in both a negative result and an overflow. The unsigned decimal value in the accumulator will only be 128, but as that is hex 80, the sign bit is set, meaning the signed decimal value would be -128.</text:p>
      <text:p text:style-name="P40"><text:span text:style-name="T50">[build] </text:span><text:span text:style-name="T31">Adding 127 again will clear that overflow bit as </text:span><text:span text:style-name="T30">now we are adding a positive value to a negative one, so overflow no longer applies. This brings the value in A up to hex FF, which could be interpreted in decimal as -1 or 255.</text:span></text:p>
      <text:p text:style-name="P22"><text:span text:style-name="T51">[build] </text:span>Adding 1 once more will zero out the accumulator, which sets the Z bit again, but this time the carry bit is also set as this was from an addition instead of a load. We would want to carry that 1 into another operation.</text:p>
      <text:p text:style-name="P22"/>
      <text:p text:style-name="P42">[Cut to slide 7 – indexed loop]</text:p>
      <text:p text:style-name="P23">Now that we’ve seen all the ways the branching conditions can be set, let’s take a look at another case study. A very common operation is to copy data from one part of memory to another. In C, <text:span text:style-name="T52">[build] </text:span>we could do this with a simple “for” loop that uses an index variable that is used to iterate across both the source and destination <text:span text:style-name="T52">byte </text:span>arrays, doing an assignment for each element. Here we are copying the first four bytes from <text:span text:style-name="T32">the</text:span> “bar” array to the beginning of the “foo” array.</text:p>
      <text:p text:style-name="P44"><text:span text:style-name="T52">[build] </text:span><text:span text:style-name="T13">This can also be done very easily with assembly, and with minimal memory access thanks to the X index register and </text:span><text:span text:style-name="T33">an</text:span><text:span text:style-name="T13"> indexed addressing mode. First, </text:span><text:span text:style-name="T52">[build] </text:span><text:span text:style-name="T13">we need to initialize X with the value of zero. </text:span><text:span text:style-name="T54">[build] </text:span><text:span text:style-name="T13">Then we have a label to show where we want to branch back for the next iteration. We don’t want to re-initialize X, as we will be using that to index into ou</text:span><text:span text:style-name="T53">r</text:span><text:span text:style-name="T13"> data. </text:span><text:span text:style-name="T54">[build] </text:span><text:span text:style-name="T13">We load a byte from “bar” using X as an index, </text:span><text:span text:style-name="T54">[build] </text:span><text:span text:style-name="T13">then store it to “foo” with the same value of X as a index. </text:span><text:span text:style-name="T54">[build]</text:span><text:span text:style-name="T13"> Then we increment X and </text:span><text:span text:style-name="T54">[build]</text:span><text:span text:style-name="T13"> compare it to 4. If it’s not yet equal to 4, </text:span><text:span text:style-name="T54">[build] </text:span><text:span text:style-name="T13">we branch back to the loop point </text:span><text:span text:style-name="T54">[build] </text:span><text:span text:style-name="T13">and do it again. Once X is incremented all the way to 4, we know that the first four bytes have been copied </text:span><text:span text:style-name="T54">[build] </text:span><text:span text:style-name="T13">and we can fall out of the loop and continue our program. </text:span><text:span text:style-name="T54">[build] </text:span><text:span text:style-name="T13">So we were able to do the same work as the C code without having to allocate any space for “i” for the sake of this loop </text:span><text:span text:style-name="T14">or do any sort of address math in our code. The processor is taking care of all that for us, so this code will be very small and fast.</text:span></text:p>
      <text:p text:style-name="P24">[Cut to slide 8 – functions]</text:p>
      <text:p text:style-name="P24">Now, let’s change gears and take a look at a totally different case study. In C, <text:span text:style-name="T55">[build] </text:span>we can define functions by having a return value type and an identifier followed by an argument list in parentheses and a code block in braces. Here is the simplest type of <text:span text:style-name="T15">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25">A lot of this type of syntax is not possible with assembly, so it has to be done differently. <text:span text:style-name="T55">[build] </text:span>A subroutine can start at any address in your code, <text:span text:style-name="T55">[build] </text:span>and usually that starts with a label. Then, the path of execution needs to end with an RTS instruction to return from the subroutine. <text:span text:style-name="T55">[build] </text:span>We re-create that simple C function by doing a simple INC instruction after the label <text:span text:style-name="T55">[build] </text:span>and then ending with RTS. If you have branching in a subroutine, you need to make sure that all possible paths will end with an RTS, or your subroutine will never return. Then to call the subroutine, <text:span text:style-name="T55">[build] </text:span>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6">you can’t do indirect addressing like a straight jump.</text:span></text:p>
      <text:p text:style-name="P25"/>
      <text:p text:style-name="P43">[Cut to slide 9 – kernal]</text:p>
      <text:p text:style-name="P26">In this lesson we won’t be writing our own subroutine (other than the main program itself), but we will be making use of a subroutine available to us without having to include it in our program. That is because it is in the ROM as part of the Commander X16 kernal, <text:span text:style-name="T55">[build] </text:span>which was based on the original Commodore kernal used in their most popular 8-bit computers, including the best-selling Commodore 64. <text:span text:style-name="T55">[build[ </text:span>So, we can make use of most of those subroutines that were defined in that legacy kernal, providing a fair amount of compatibility with some low-level operations, like file and keyboard access. <text:span text:style-name="T55">[build] </text:span>These subroutines don’t use the stack for arguments and return values, as some high-level languages would, but a combination of registers and specific zero page addresses. <text:span text:style-name="T55">[build] </text:span>One of the legacy subroutines carried over is CHROUT <text:span text:style-name="T17">at the hex address FFD2</text:span>, which works much like the putc function in the standard C I/O library.</text:p>
      <text:p text:style-name="P27">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28">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28">[Cut to slide 10 – example program]</text:p>
      <text:p text:style-name="P45">So let’s get to the example program for this lesson. We want to apply the concepts we learned to do some simple data processing. We’re going to go ahead and reuse the data array from the last episode, <text:span text:style-name="T56">but this time we are going to perform operations on each byte that will set status bits to determine whether we print the index for each element. First, we are going to compare each byte to hex 55, and if the sign bit is clear, print the index. Then we will add hex 55 and print the index if the carry bit is clear. Finally, we will add hex 55 once more to each element, but this time print the index if the overflow bit is clear. Let’s go right to our text editor and take a look at the code.</text:span></text:p>
      <text:p text:style-name="P46"/>
      <text:p text:style-name="P47">[Cut to Codium]</text:p>
      <text:p text:style-name="P33">Once again, we see that same boilerplate at the top of the code to get it to start at hex 80D, <text:span text:style-name="T57">then we</text:span><text:span text:style-name="T18"> set a couple constants. As we saw earlier, we are going to define the address for the CHROUT subroutine in the kernal ROM so that we can print our results to the screen instead of having <text:s/>to use the debugger or manually peeking at addresses. </text:span><text:span text:style-name="T19">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48">After the constants, which don’t take up space in memory, we have our first instruction, that same jump to the start label that we saw last time. Again, like last time, we are jumping over the same data array, which does take up memory because we are defining it with the .byte control command. That’s all the data we need, so we can start our code again after the start label.</text:p>
      <text:p text:style-name="P29">We <text:span text:style-name="T57">implement our first comparison loop</text:span> by <text:span text:style-name="T57">initializing the X register to zero, the we define a label for the start of this loop. Inside the loop we load a byte from the data array into the A register using X as an index. Then we compare it to hex 55 and if the sign bit is set, we skip ahead to next_n. Otherwise, we</text:span> transfer the index from X to A with a TXA, then change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 <text:span text:style-name="T57">Now, we print that number by calling CHROUT.</text:span></text:p>
      <text:p text:style-name="P30">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30">The last loop used the N bit to determine which indexes would be printed out. In this second loop, we copied the same code, but <text:span text:style-name="T57">changed it to</text:span> branch based on the carry bit. So, instead of just doing a comparison, we are going to <text:span text:style-name="T57">clear the carry bit and then </text:span>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ext:span text:style-name="T57">those three new instructions</text:span>, all that needs to be changed <text:span text:style-name="T34">here are </text:span>the labels, and this loop is done. </text:p>
      <text:p text:style-name="P31">The third and final loop of this example is very similar to the last one, with only changing the BCS to a BVS and some new labels. <text:span text:style-name="T20">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32">After one last newline, we return back to the BASIC prompt with an RTS and our program is complete. </text:p>
      <text:p text:style-name="P34">[Switch to build.sh]</text:p>
      <text:p text:style-name="P34">We can build this with another build script, just like last time, but now the assembly code file is called branch.asm and we are going to generate a binary called BRANCH.PRG in all caps. So let’s go ahead and build this.</text:p>
      <text:p text:style-name="P34">[Cut to terminal]</text:p>
      <text:p text:style-name="P34">We’ll run the build script, and we can see that BRANCH.PRG is there. <text:span text:style-name="T21">Now we’re ready to run it. </text:span><text:span text:style-name="T64">We could run it on the emulator, but instead we’ll just copy the PRG file to the SD card and transfer it to the real X16 and boot up.</text:span></text:p>
      <text:p text:style-name="P35"/>
      <text:p text:style-name="P36">[Cut to emulator]</text:p>
      <text:p text:style-name="P37">Ok, let’s load BRANCH.PRG and run it. As expected, we see three lines of numbers printed out, so let’s take a closer look. <text:span text:style-name="T22">On the first line, we see 3456, which means that those four indexes in the data array have values that are greater than or equal to hex 55. </text:span><text:span text:style-name="T23">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38">On the second line, we see 01234. This makes much more sense, as we know that adding hex 55 to those first five values won’t result in a carry, as the sums are all under hex 100. The remaining indexes do result in carry, as expected, so they aren’t printed out.</text:p>
      <text:p text:style-name="P38">On the third line, we see 014567, which means that indexes 2 and 3 cause an overflow. This seems like a slightly random section of the data array, but it does make sense when you understand the causes of overflow. <text:span text:style-name="T24">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50">[cut to slide: Thanks for Watching]</text:p>
      <text:p text:style-name="P49">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51">If <text:span text:style-name="T60">I</text:span> went through <text:span text:style-name="T63">this lesson</text:span><text:span text:style-name="T60"> </text:span>a bit fast for you, please <text:span text:style-name="T63">watch it again or just</text:span> go ahead and check out the slides and the script of this video right in the GitHub repo linked below. The code and all the materials will be in the Lesson<text:span text:style-name="T63">3</text:span> subdirectory. </text:p>
      <text:p text:style-name="P51">I also hope that you check out the next episode in this series, and the best way to make sure you don’t miss it is to, first, subscribe to my channel and then click on that bell to receive notifications for all my video premieres. <text:span text:style-name="T61">If you want to support my channel further, </text:span><text:span text:style-name="T62">[build] </text:span><text:span text:style-name="T61">you can click the Join button to become a channel member, </text:span><text:span text:style-name="T62">[build] </text:span><text:span text:style-name="T61">or join our Patreon community, like the folks you see here. Either way, you will have ad-free access to all my videos before they are available for the general public.</text:span></text:p>
      <text:p text:style-name="P51"><text:span text:style-name="T58">Thanks for making </text:span><text:span text:style-name="T59">it </text:span><text:span text:style-name="T58">this far, and I hope you come back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23:31:26.131269814</meta:creation-date>
    <dc:date>2025-06-16T22:29:11.808642591</dc:date>
    <meta:editing-duration>P2DT23H39M46S</meta:editing-duration>
    <meta:editing-cycles>48</meta:editing-cycles>
    <meta:generator>LibreOffice/7.6.7.2$Linux_X86_64 LibreOffice_project/60$Build-2</meta:generator>
    <meta:print-date>2021-01-05T22:18:45.186133614</meta:print-date>
    <meta:document-statistic meta:table-count="0" meta:image-count="0" meta:object-count="0" meta:page-count="11" meta:paragraph-count="67" meta:word-count="5011" meta:character-count="26511" meta:non-whitespace-character-count="21552"/>
  </office:meta>
</office:document-meta>
</file>